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16in"/>
    </style:style>
    <style:style style:name="Table1.B" style:family="table-column">
      <style:table-column-properties style:column-width="2.0201in"/>
    </style:style>
    <style:style style:name="Table1.C" style:family="table-column">
      <style:table-column-properties style:column-width="1.3889in"/>
    </style:style>
    <style:style style:name="Table1.D" style:family="table-column">
      <style:table-column-properties style:column-width="2.3681in"/>
    </style:style>
    <style:style style:name="Table1.A1" style:family="table-cell">
      <style:table-cell-properties style:vertical-align="middle" fo:padding="0.0194in" fo:border="none"/>
    </style:style>
    <style:style style:name="P1" style:family="paragraph" style:parent-style-name="Standard">
      <style:text-properties officeooo:rsid="00172d9f" officeooo:paragraph-rsid="00172d9f"/>
    </style:style>
    <style:style style:name="P2" style:family="paragraph" style:parent-style-name="Standard">
      <style:text-properties officeooo:rsid="00190700" officeooo:paragraph-rsid="00190700"/>
    </style:style>
    <style:style style:name="P3" style:family="paragraph" style:parent-style-name="Standard">
      <style:text-properties officeooo:rsid="003899d7" officeooo:paragraph-rsid="003899d7"/>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Heading">
      <style:text-properties fo:language="en" fo:country="US"/>
    </style:style>
    <style:style style:name="P7" style:family="paragraph" style:parent-style-name="Table_20_Contents" style:list-style-name="L1"/>
    <style:style style:name="P8" style:family="paragraph" style:parent-style-name="Table_20_Contents" style:list-style-name="L2"/>
    <style:style style:name="P9" style:family="paragraph" style:parent-style-name="Table_20_Contents">
      <style:text-properties fo:font-size="11pt" fo:language="en" fo:country="US" style:font-size-asian="11pt" style:font-size-complex="11pt"/>
    </style:style>
    <style:style style:name="P10" style:family="paragraph" style:parent-style-name="Table_20_Contents" style:list-style-name="L1">
      <style:paragraph-properties fo:margin-top="0in" fo:margin-bottom="0.1965in" loext:contextual-spacing="false"/>
    </style:style>
    <style:style style:name="P11" style:family="paragraph" style:parent-style-name="Table_20_Contents" style:list-style-name="L2">
      <style:paragraph-properties fo:margin-top="0in" fo:margin-bottom="0.1965in" loext:contextual-spacing="false"/>
    </style:style>
    <style:style style:name="P12" style:family="paragraph" style:parent-style-name="Table_20_Contents">
      <style:paragraph-properties fo:margin-top="0in" fo:margin-bottom="0.1965in" loext:contextual-spacing="false"/>
      <style:text-properties fo:font-size="11pt" fo:language="en" fo:country="US" style:font-size-asian="11pt" style:font-size-complex="11pt"/>
    </style:style>
    <style:style style:name="P13" style:family="paragraph" style:parent-style-name="Heading_20_1">
      <style:text-properties fo:language="en" fo:country="US"/>
    </style:style>
    <style:style style:name="P14" style:family="paragraph" style:parent-style-name="Heading_20_1" style:list-style-name="">
      <style:text-properties fo:language="en" fo:country="US"/>
    </style:style>
    <style:style style:name="P15" style:family="paragraph" style:parent-style-name="Heading_20_1">
      <style:paragraph-properties fo:break-before="page"/>
      <style:text-properties fo:language="en" fo:country="US"/>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Standard">
      <style:text-properties fo:language="en" fo:country="US"/>
    </style:style>
    <style:style style:name="P18" style:family="paragraph" style:parent-style-name="Standard">
      <style:text-properties fo:language="en" fo:country="US" officeooo:rsid="00172d9f" officeooo:paragraph-rsid="00172d9f"/>
    </style:style>
    <style:style style:name="P19" style:family="paragraph" style:parent-style-name="Standard">
      <style:text-properties fo:language="en" fo:country="US" officeooo:rsid="00190700" officeooo:paragraph-rsid="00190700"/>
    </style:style>
    <style:style style:name="P20" style:family="paragraph" style:parent-style-name="Standard">
      <style:text-properties fo:language="en" fo:country="US" officeooo:rsid="00190700" officeooo:paragraph-rsid="001bf9fb"/>
    </style:style>
    <style:style style:name="P21" style:family="paragraph" style:parent-style-name="Standard">
      <style:text-properties fo:language="en" fo:country="US" officeooo:rsid="003899d7" officeooo:paragraph-rsid="003899d7"/>
    </style:style>
    <style:style style:name="P22" style:family="paragraph" style:parent-style-name="Standard">
      <style:text-properties fo:language="en" fo:country="US" officeooo:rsid="001bf9fb" officeooo:paragraph-rsid="001bf9fb"/>
    </style:style>
    <style:style style:name="P23" style:family="paragraph" style:parent-style-name="Standard">
      <style:text-properties fo:language="en" fo:country="US" officeooo:rsid="00359751" officeooo:paragraph-rsid="00359751"/>
    </style:style>
    <style:style style:name="P24" style:family="paragraph" style:parent-style-name="Standard">
      <style:text-properties fo:language="en" fo:country="US" officeooo:rsid="001a3bbd" officeooo:paragraph-rsid="001a3bbd"/>
    </style:style>
    <style:style style:name="P25" style:family="paragraph" style:parent-style-name="Standard">
      <style:text-properties fo:language="en" fo:country="US" officeooo:rsid="001a3bbd" officeooo:paragraph-rsid="001bf9fb"/>
    </style:style>
    <style:style style:name="P26" style:family="paragraph" style:parent-style-name="Standard">
      <style:text-properties fo:language="en" fo:country="US" officeooo:rsid="001a3bbd" officeooo:paragraph-rsid="001cd9f7"/>
    </style:style>
    <style:style style:name="P27" style:family="paragraph" style:parent-style-name="Standard">
      <style:text-properties fo:language="en" fo:country="US" officeooo:rsid="001cd9f7" officeooo:paragraph-rsid="001cd9f7"/>
    </style:style>
    <style:style style:name="P28" style:family="paragraph" style:parent-style-name="Standard">
      <style:text-properties fo:language="en" fo:country="US" officeooo:rsid="001e9238" officeooo:paragraph-rsid="001e9238"/>
    </style:style>
    <style:style style:name="P29" style:family="paragraph" style:parent-style-name="Standard">
      <style:text-properties fo:language="en" fo:country="US" officeooo:rsid="001f4737" officeooo:paragraph-rsid="001f4737"/>
    </style:style>
    <style:style style:name="P30" style:family="paragraph" style:parent-style-name="Standard">
      <style:text-properties fo:language="en" fo:country="US" fo:font-weight="normal" officeooo:rsid="001f4737" officeooo:paragraph-rsid="001f4737" style:font-weight-asian="normal" style:font-weight-complex="normal"/>
    </style:style>
    <style:style style:name="P31" style:family="paragraph" style:parent-style-name="Standard">
      <style:text-properties fo:language="en" fo:country="US" fo:font-weight="normal" officeooo:rsid="00204609" officeooo:paragraph-rsid="00204609" style:font-weight-asian="normal" style:font-weight-complex="normal"/>
    </style:style>
    <style:style style:name="P32" style:family="paragraph" style:parent-style-name="Standard">
      <style:text-properties fo:language="en" fo:country="US" fo:font-weight="normal" officeooo:rsid="00204609" officeooo:paragraph-rsid="0020685f" style:font-weight-asian="normal" style:font-weight-complex="normal"/>
    </style:style>
    <style:style style:name="P33" style:family="paragraph" style:parent-style-name="Standard">
      <style:text-properties fo:language="en" fo:country="US" fo:font-weight="normal" officeooo:rsid="002c46be" officeooo:paragraph-rsid="002c46be" style:font-weight-asian="normal" style:font-weight-complex="normal"/>
    </style:style>
    <style:style style:name="P34" style:family="paragraph" style:parent-style-name="Standard">
      <style:text-properties fo:language="en" fo:country="US" fo:font-weight="normal" officeooo:rsid="002f6306" officeooo:paragraph-rsid="002f6306" style:font-weight-asian="normal" style:font-weight-complex="normal"/>
    </style:style>
    <style:style style:name="P35" style:family="paragraph" style:parent-style-name="Standard">
      <style:text-properties fo:language="en" fo:country="US" fo:font-weight="normal" officeooo:rsid="002f6306" officeooo:paragraph-rsid="00324708" style:font-weight-asian="normal" style:font-weight-complex="normal"/>
    </style:style>
    <style:style style:name="P36" style:family="paragraph" style:parent-style-name="Standard">
      <style:text-properties fo:language="en" fo:country="US" fo:font-weight="normal" officeooo:rsid="002f6306" officeooo:paragraph-rsid="002fff20" style:font-weight-asian="normal" style:font-weight-complex="normal"/>
    </style:style>
    <style:style style:name="P37" style:family="paragraph" style:parent-style-name="Standard">
      <style:text-properties fo:language="en" fo:country="US" fo:font-weight="normal" officeooo:rsid="00324708" officeooo:paragraph-rsid="00324708" style:font-weight-asian="normal" style:font-weight-complex="normal"/>
    </style:style>
    <style:style style:name="P38" style:family="paragraph" style:parent-style-name="Standard">
      <style:text-properties fo:language="en" fo:country="US" fo:font-weight="normal" officeooo:rsid="002fff20" officeooo:paragraph-rsid="002fff20" style:font-weight-asian="normal" style:font-weight-complex="normal"/>
    </style:style>
    <style:style style:name="P39" style:family="paragraph" style:parent-style-name="Standard">
      <style:text-properties fo:language="en" fo:country="US" fo:font-weight="normal" officeooo:rsid="002fff20" officeooo:paragraph-rsid="00324708" style:font-weight-asian="normal" style:font-weight-complex="normal"/>
    </style:style>
    <style:style style:name="P40" style:family="paragraph" style:parent-style-name="Standard">
      <style:text-properties fo:language="en" fo:country="US" officeooo:rsid="00204609" officeooo:paragraph-rsid="00204609"/>
    </style:style>
    <style:style style:name="P41" style:family="paragraph" style:parent-style-name="Standard">
      <style:text-properties fo:language="en" fo:country="US" officeooo:rsid="00204609" officeooo:paragraph-rsid="0020a6a0"/>
    </style:style>
    <style:style style:name="P42" style:family="paragraph" style:parent-style-name="Standard">
      <style:text-properties fo:language="en" fo:country="US" officeooo:rsid="0021dbc9" officeooo:paragraph-rsid="0021dbc9"/>
    </style:style>
    <style:style style:name="P43" style:family="paragraph" style:parent-style-name="Standard">
      <style:text-properties fo:language="en" fo:country="US" officeooo:rsid="0021dbc9" officeooo:paragraph-rsid="003899d7"/>
    </style:style>
    <style:style style:name="P44" style:family="paragraph" style:parent-style-name="Standard">
      <style:paragraph-properties fo:text-align="center" style:justify-single-word="false"/>
      <style:text-properties fo:language="en" fo:country="US" officeooo:rsid="0021dbc9" officeooo:paragraph-rsid="003899d7"/>
    </style:style>
    <style:style style:name="P45" style:family="paragraph" style:parent-style-name="Standard">
      <style:text-properties fo:language="en" fo:country="US" officeooo:rsid="0021dbc9" officeooo:paragraph-rsid="00239d63"/>
    </style:style>
    <style:style style:name="P46" style:family="paragraph" style:parent-style-name="Standard">
      <style:text-properties fo:language="en" fo:country="US" officeooo:rsid="0020a6a0" officeooo:paragraph-rsid="0021dbc9"/>
    </style:style>
    <style:style style:name="P47" style:family="paragraph" style:parent-style-name="Standard">
      <style:text-properties fo:language="en" fo:country="US" officeooo:rsid="0020a6a0" officeooo:paragraph-rsid="0020a6a0"/>
    </style:style>
    <style:style style:name="P48" style:family="paragraph" style:parent-style-name="Standard">
      <style:text-properties fo:language="en" fo:country="US" officeooo:rsid="00239d63" officeooo:paragraph-rsid="00239d63"/>
    </style:style>
    <style:style style:name="P49" style:family="paragraph" style:parent-style-name="Standard">
      <style:text-properties fo:language="en" fo:country="US" officeooo:rsid="00239d63" officeooo:paragraph-rsid="002457ce"/>
    </style:style>
    <style:style style:name="P50" style:family="paragraph" style:parent-style-name="Standard">
      <style:text-properties fo:language="en" fo:country="US" fo:font-weight="bold" officeooo:rsid="00239d63" officeooo:paragraph-rsid="00239d63" style:font-weight-asian="bold" style:font-weight-complex="bold"/>
    </style:style>
    <style:style style:name="P51" style:family="paragraph" style:parent-style-name="Standard">
      <style:text-properties fo:language="en" fo:country="US" fo:font-weight="bold" officeooo:rsid="0028344e" officeooo:paragraph-rsid="0028344e" style:font-weight-asian="bold" style:font-weight-complex="bold"/>
    </style:style>
    <style:style style:name="P52" style:family="paragraph" style:parent-style-name="Standard">
      <style:text-properties fo:language="en" fo:country="US" officeooo:rsid="002457ce" officeooo:paragraph-rsid="002457ce"/>
    </style:style>
    <style:style style:name="P53" style:family="paragraph" style:parent-style-name="Standard">
      <style:text-properties fo:language="en" fo:country="US" officeooo:rsid="0025340b" officeooo:paragraph-rsid="0025340b"/>
    </style:style>
    <style:style style:name="P54" style:family="paragraph" style:parent-style-name="Standard">
      <style:text-properties fo:language="en" fo:country="US" officeooo:rsid="002654da" officeooo:paragraph-rsid="002654da"/>
    </style:style>
    <style:style style:name="P55" style:family="paragraph" style:parent-style-name="Standard">
      <style:text-properties fo:language="en" fo:country="US" officeooo:rsid="002654da" officeooo:paragraph-rsid="003899d7"/>
    </style:style>
    <style:style style:name="P56" style:family="paragraph" style:parent-style-name="Standard">
      <style:text-properties fo:language="en" fo:country="US" officeooo:paragraph-rsid="003899d7"/>
    </style:style>
    <style:style style:name="P57" style:family="paragraph" style:parent-style-name="Standard">
      <style:text-properties fo:language="en" fo:country="US" officeooo:rsid="0026baa0" officeooo:paragraph-rsid="0026baa0"/>
    </style:style>
    <style:style style:name="P58" style:family="paragraph" style:parent-style-name="Standard">
      <style:text-properties fo:language="en" fo:country="US" officeooo:rsid="0026baa0" officeooo:paragraph-rsid="0028344e"/>
    </style:style>
    <style:style style:name="P59" style:family="paragraph" style:parent-style-name="Standard">
      <style:text-properties fo:language="en" fo:country="US" officeooo:rsid="002c46be" officeooo:paragraph-rsid="002c46be"/>
    </style:style>
    <style:style style:name="P60" style:family="paragraph" style:parent-style-name="Standard">
      <style:text-properties fo:language="en" fo:country="US" officeooo:rsid="0028344e" officeooo:paragraph-rsid="0028344e"/>
    </style:style>
    <style:style style:name="P61" style:family="paragraph" style:parent-style-name="Standard">
      <style:text-properties fo:language="en" fo:country="US" officeooo:rsid="002921af" officeooo:paragraph-rsid="002921af"/>
    </style:style>
    <style:style style:name="P62" style:family="paragraph" style:parent-style-name="Standard">
      <style:text-properties fo:language="en" fo:country="US" officeooo:rsid="002921af" officeooo:paragraph-rsid="002a0fbf"/>
    </style:style>
    <style:style style:name="P63" style:family="paragraph" style:parent-style-name="Standard">
      <style:text-properties fo:language="en" fo:country="US" officeooo:rsid="002a8d25" officeooo:paragraph-rsid="002a8d25"/>
    </style:style>
    <style:style style:name="P64" style:family="paragraph" style:parent-style-name="Table_20_Heading">
      <style:text-properties fo:font-size="11pt" fo:language="en" fo:country="US" style:font-size-asian="11pt" style:font-size-complex="11pt"/>
    </style:style>
    <style:style style:name="P65" style:family="paragraph" style:parent-style-name="Heading_20_2">
      <style:text-properties fo:language="en" fo:country="US"/>
    </style:style>
    <style:style style:name="P66" style:family="paragraph" style:parent-style-name="Heading_20_2">
      <style:text-properties fo:language="en" fo:country="US" officeooo:rsid="001a3bbd" officeooo:paragraph-rsid="001cd9f7"/>
    </style:style>
    <style:style style:name="P67" style:family="paragraph" style:parent-style-name="Title">
      <style:text-properties fo:font-size="14pt" fo:language="en" fo:country="US" officeooo:paragraph-rsid="003899d7" style:font-size-asian="14pt" style:font-size-complex="14pt"/>
    </style:style>
    <style:style style:name="P68" style:family="paragraph" style:parent-style-name="Title">
      <style:text-properties fo:font-size="20pt" fo:language="en" fo:country="US" style:font-size-asian="20pt" style:font-size-complex="20pt"/>
    </style:style>
    <style:style style:name="T1" style:family="text">
      <style:text-properties officeooo:rsid="003899d7"/>
    </style:style>
    <style:style style:name="T2" style:family="text">
      <style:text-properties officeooo:rsid="00172d9f"/>
    </style:style>
    <style:style style:name="T3" style:family="text">
      <style:text-properties officeooo:rsid="00190700"/>
    </style:style>
    <style:style style:name="T4" style:family="text">
      <style:text-properties officeooo:rsid="001a3bbd"/>
    </style:style>
    <style:style style:name="T5" style:family="text">
      <style:text-properties officeooo:rsid="001bf9fb"/>
    </style:style>
    <style:style style:name="T6" style:family="text">
      <style:text-properties fo:font-weight="bold" style:font-weight-asian="bold" style:font-weight-complex="bold"/>
    </style:style>
    <style:style style:name="T7" style:family="text">
      <style:text-properties fo:font-weight="bold" officeooo:rsid="0026baa0" style:font-weight-asian="bold" style:font-weight-complex="bold"/>
    </style:style>
    <style:style style:name="T8" style:family="text">
      <style:text-properties fo:font-weight="bold" officeooo:rsid="002a0fbf" style:font-weight-asian="bold" style:font-weight-complex="bold"/>
    </style:style>
    <style:style style:name="T9" style:family="text">
      <style:text-properties fo:font-weight="bold" officeooo:rsid="002921af" style:font-weight-asian="bold" style:font-weight-complex="bold"/>
    </style:style>
    <style:style style:name="T10" style:family="text">
      <style:text-properties officeooo:rsid="001cd9f7"/>
    </style:style>
    <style:style style:name="T11" style:family="text">
      <style:text-properties officeooo:rsid="001e9238"/>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2a0fbf" style:font-weight-asian="normal" style:font-weight-complex="normal"/>
    </style:style>
    <style:style style:name="T15" style:family="text">
      <style:text-properties fo:font-weight="normal" officeooo:rsid="002a8d25" style:font-weight-asian="normal" style:font-weight-complex="normal"/>
    </style:style>
    <style:style style:name="T16" style:family="text">
      <style:text-properties fo:font-weight="normal" officeooo:rsid="002c46be" style:font-weight-asian="normal" style:font-weight-complex="normal"/>
    </style:style>
    <style:style style:name="T17" style:family="text">
      <style:text-properties officeooo:rsid="00204609"/>
    </style:style>
    <style:style style:name="T18" style:family="text">
      <style:text-properties officeooo:rsid="0020685f"/>
    </style:style>
    <style:style style:name="T19" style:family="text">
      <style:text-properties officeooo:rsid="0020a6a0"/>
    </style:style>
    <style:style style:name="T20" style:family="text">
      <style:text-properties officeooo:rsid="0021dbc9"/>
    </style:style>
    <style:style style:name="T21" style:family="text">
      <style:text-properties officeooo:rsid="00239d63"/>
    </style:style>
    <style:style style:name="T22" style:family="text">
      <style:text-properties officeooo:rsid="002457ce"/>
    </style:style>
    <style:style style:name="T23" style:family="text">
      <style:text-properties officeooo:rsid="0025340b"/>
    </style:style>
    <style:style style:name="T24" style:family="text">
      <style:text-properties officeooo:rsid="002654da"/>
    </style:style>
    <style:style style:name="T25" style:family="text">
      <style:text-properties officeooo:rsid="0026baa0"/>
    </style:style>
    <style:style style:name="T26" style:family="text">
      <style:text-properties officeooo:rsid="0028344e"/>
    </style:style>
    <style:style style:name="T27" style:family="text">
      <style:text-properties officeooo:rsid="002a0fbf"/>
    </style:style>
    <style:style style:name="T28" style:family="text">
      <style:text-properties officeooo:rsid="002a8d25"/>
    </style:style>
    <style:style style:name="T29" style:family="text">
      <style:text-properties officeooo:rsid="002c46be"/>
    </style:style>
    <style:style style:name="T30" style:family="text">
      <style:text-properties officeooo:rsid="002f6306"/>
    </style:style>
    <style:style style:name="T31" style:family="text">
      <style:text-properties officeooo:rsid="002fff20"/>
    </style:style>
    <style:style style:name="T32" style:family="text">
      <style:text-properties officeooo:rsid="00324708"/>
    </style:style>
    <style:style style:name="T33" style:family="text">
      <style:text-properties officeooo:rsid="00359751"/>
    </style:style>
    <style:style style:name="T34" style:family="text">
      <style:text-properties officeooo:rsid="003661ba"/>
    </style:style>
    <style:style style:name="T35" style:family="text">
      <style:text-properties officeooo:rsid="0037170d"/>
    </style:style>
    <style:style style:name="T36" style:family="text">
      <style:text-properties fo:font-size="11pt" style:font-size-asian="11pt" style:font-size-complex="11pt"/>
    </style:style>
    <style:style style:name="T37" style:family="text">
      <style:text-properties fo:font-size="11pt" fo:language="en" fo:country="US" style:font-size-asian="11pt" style:font-size-complex="11pt"/>
    </style:style>
    <style:style style:name="T38" style:family="text">
      <style:text-properties fo:language="en" fo:country="US"/>
    </style:style>
    <style:style style:name="T39" style:family="text">
      <style:text-properties officeooo:rsid="003ce4e9"/>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2">S</text:span>etting up a server with GPIO support</text:p>
      <text:p text:style-name="P18"/>
      <text:p text:style-name="P18">This workbook will describe the steps to setup a server and <text:span text:style-name="T33">from a client application </text:span>set digital pins HIGH or LOW, read analog and digital pins on the Arduino <text:span text:style-name="T33">with </text:span>a SparkFun ESP8266 AT WIFI Shield. <text:span text:style-name="T3">It will describe the setup, but also the issues and learning that was obtained during</text:span></text:p>
      <text:p text:style-name="P19">the project.</text:p>
      <text:p text:style-name="P19"/>
      <text:p text:style-name="P21">Paul van Haastrecht</text:p>
      <text:p text:style-name="P21">January 2018</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4"><text:a xlink:type="simple" xlink:href="#__RefHeading___Toc129_816370782" text:style-name="Index_20_Link" text:visited-style-name="Index_20_Link"><text:span text:style-name="T38">1. Software<text:tab/>2</text:span></text:a></text:p>
          <text:p text:style-name="P4"><text:a xlink:type="simple" xlink:href="#__RefHeading___Toc131_816370782" text:style-name="Index_20_Link" text:visited-style-name="Index_20_Link"><text:span text:style-name="T38">2. Hardware<text:tab/>2</text:span></text:a></text:p>
          <text:p text:style-name="P4"><text:a xlink:type="simple" xlink:href="#__RefHeading___Toc133_816370782" text:style-name="Index_20_Link" text:visited-style-name="Index_20_Link"><text:span text:style-name="T38">3. Software setup<text:tab/>3</text:span></text:a></text:p>
          <text:p text:style-name="P5"><text:a xlink:type="simple" xlink:href="#__RefHeading___Toc135_816370782" text:style-name="Index_20_Link" text:visited-style-name="Index_20_Link"><text:span text:style-name="T38">3.1 Setup server as SoftAP<text:tab/>3</text:span></text:a></text:p>
          <text:p text:style-name="P5"><text:a xlink:type="simple" xlink:href="#__RefHeading___Toc137_816370782" text:style-name="Index_20_Link" text:visited-style-name="Index_20_Link"><text:span text:style-name="T38">3.2 Setup as a server on your network<text:tab/>3</text:span></text:a></text:p>
          <text:p text:style-name="P5"><text:a xlink:type="simple" xlink:href="#__RefHeading___Toc139_816370782" text:style-name="Index_20_Link" text:visited-style-name="Index_20_Link"><text:span text:style-name="T38">3.3 Setup GPIO<text:tab/>4</text:span></text:a></text:p>
          <text:p text:style-name="P5"><text:a xlink:type="simple" xlink:href="#__RefHeading___Toc141_816370782" text:style-name="Index_20_Link" text:visited-style-name="Index_20_Link"><text:span text:style-name="T38">3.4 Setup Debug<text:tab/>5</text:span></text:a></text:p>
          <text:p text:style-name="P5"><text:a xlink:type="simple" xlink:href="#__RefHeading___Toc143_816370782" text:style-name="Index_20_Link" text:visited-style-name="Index_20_Link"><text:span text:style-name="T38">3.5 Setup Client software<text:tab/>5</text:span></text:a></text:p>
          <text:p text:style-name="P4"><text:a xlink:type="simple" xlink:href="#__RefHeading___Toc145_816370782" text:style-name="Index_20_Link" text:visited-style-name="Index_20_Link"><text:span text:style-name="T38">4. Hardware setup<text:tab/>6</text:span></text:a></text:p>
          <text:p text:style-name="P5"><text:a xlink:type="simple" xlink:href="#__RefHeading___Toc147_816370782" text:style-name="Index_20_Link" text:visited-style-name="Index_20_Link"><text:span text:style-name="T38">4.1 Setup ESP8266<text:tab/>6</text:span></text:a></text:p>
          <text:p text:style-name="P5"><text:a xlink:type="simple" xlink:href="#__RefHeading___Toc149_816370782" text:style-name="Index_20_Link" text:visited-style-name="Index_20_Link"><text:span text:style-name="T38">4.2 setup GPIO<text:tab/>6</text:span></text:a></text:p>
          <text:p text:style-name="P4"><text:a xlink:type="simple" xlink:href="#__RefHeading___Toc151_816370782" text:style-name="Index_20_Link" text:visited-style-name="Index_20_Link"><text:span text:style-name="T38">5. Starting Software<text:tab/>7</text:span></text:a></text:p>
          <text:p text:style-name="P5"><text:a xlink:type="simple" xlink:href="#__RefHeading___Toc153_816370782" text:style-name="Index_20_Link" text:visited-style-name="Index_20_Link"><text:span text:style-name="T38">5.1 Starting as SoftAp<text:tab/>7</text:span></text:a></text:p>
          <text:p text:style-name="P5"><text:a xlink:type="simple" xlink:href="#__RefHeading___Toc155_816370782" text:style-name="Index_20_Link" text:visited-style-name="Index_20_Link"><text:span text:style-name="T38">5.2 Starting as server on your network<text:tab/>7</text:span></text:a></text:p>
          <text:p text:style-name="P5"><text:a xlink:type="simple" xlink:href="#__RefHeading___Toc159_816370782" text:style-name="Index_20_Link" text:visited-style-name="Index_20_Link"><text:span text:style-name="T38">5.3 Starting with client<text:tab/>8</text:span></text:a></text:p>
          <text:p text:style-name="P4"><text:a xlink:type="simple" xlink:href="#__RefHeading___Toc161_816370782" text:style-name="Index_20_Link" text:visited-style-name="Index_20_Link"><text:span text:style-name="T38">6. Using software<text:tab/>9</text:span></text:a></text:p>
          <text:p text:style-name="P4"><text:a xlink:type="simple" xlink:href="#__RefHeading___Toc3294_219545233" text:style-name="Index_20_Link" text:visited-style-name="Index_20_Link"><text:span text:style-name="T38">7. Software insights in the Sketch<text:tab/>10</text:span></text:a></text:p>
          <text:p text:style-name="P4"><text:a xlink:type="simple" xlink:href="#__RefHeading___Toc165_816370782" text:style-name="Index_20_Link" text:visited-style-name="Index_20_Link"><text:span text:style-name="T38">8. Software insights in the driver<text:tab/>12</text:span></text:a></text:p>
          <text:p text:style-name="P5"><text:a xlink:type="simple" xlink:href="#__RefHeading___Toc169_816370782" text:style-name="Index_20_Link" text:visited-style-name="Index_20_Link"><text:span text:style-name="T38">8.1 RAM space<text:tab/>12</text:span></text:a></text:p>
          <text:p text:style-name="P5"><text:a xlink:type="simple" xlink:href="#__RefHeading___Toc171_816370782" text:style-name="Index_20_Link" text:visited-style-name="Index_20_Link"><text:span text:style-name="T38">8.2 SoftSerial<text:tab/>12</text:span></text:a></text:p>
          <text:p text:style-name="P4"><text:a xlink:type="simple" xlink:href="#__RefHeading___Toc1173_861794886" text:style-name="Index_20_Link" text:visited-style-name="Index_20_Link"><text:span text:style-name="T38">Appendix A. Sparkfun ESP8266 GPIO implementation<text:tab/>13</text:span></text:a></text:p>
        </text:index-body>
      </text:table-of-content>
      <text:p text:style-name="P19"/>
      <text:p text:style-name="P18"/>
      <text:h text:style-name="P14" text:outline-level="1"/>
      <text:h text:style-name="P15" text:outline-level="1"><text:bookmark-start text:name="__RefHeading___Toc129_816370782"/><text:span text:style-name="T33">1. </text:span>Software<text:bookmark-end text:name="__RefHeading___Toc129_816370782"/></text:h>
      <text:p text:style-name="P18">The test has been performed with the Arduino IDE 1.8.6.</text:p>
      <text:p text:style-name="P18"/>
      <text:p text:style-name="P18">It requires the enhanced version of the Sparkfun ESP8266 AT WIFI shield library from github</text:p>
      <text:p text:style-name="P1"><text:a xlink:type="simple" xlink:href="https://github.com/paulvha/PVH_ESP8266_AT_Arduino_Library" text:style-name="Internet_20_link" text:visited-style-name="Visited_20_Internet_20_Link"><text:span text:style-name="T38">https://github.com/paulvha/PVH_ESP8266_AT_Arduino_Library</text:span></text:a></text:p>
      <text:p text:style-name="P18"/>
      <text:p text:style-name="P18">This needs to be installed as any other IDE library. (there is enough documentation around that<text:span text:style-name="T3">) Install the library, restart the IDE.</text:span></text:p>
      <text:p text:style-name="P18"/>
      <text:p text:style-name="P19">For the remote client and separate test program is developed in C-language: tclient.c. This program has successfully been used on the Raspberry PI and Ubuntu. <text:span text:style-name="T33">It is placed in the “extra” folder of the library.</text:span></text:p>
      <text:p text:style-name="P19"/>
      <text:p text:style-name="P22">The GPIO handling is NOT documentation as part of the official ESP8266 AT manual. It is an add-on done by Sparkfun. The documentation is included in the appendix <text:span text:style-name="T33">A</text:span>.</text:p>
      <text:h text:style-name="P13" text:outline-level="1"><text:bookmark-start text:name="__RefHeading___Toc131_816370782"/><text:span text:style-name="T33">2. </text:span>Hardware<text:bookmark-end text:name="__RefHeading___Toc131_816370782"/></text:h>
      <text:p text:style-name="P18"/>
      <text:p text:style-name="P2"><text:span text:style-name="T38">I have used an Arduino Uno and a Sparkfun ESP8266 WIFI Shield. ( </text:span><text:a xlink:type="simple" xlink:href="https://www.sparkfun.com/products/13287" text:style-name="Internet_20_link" text:visited-style-name="Visited_20_Internet_20_Link"><text:span text:style-name="T38">https://www.sparkfun.com/products/13287</text:span></text:a><text:span text:style-name="T38">) .</text:span></text:p>
      <text:p text:style-name="P19"/>
      <text:p text:style-name="P19">A break-out board for the leds and LDR (<text:span text:style-name="T1">for </text:span>reading analog input)</text:p>
      <text:p text:style-name="P19"/>
      <text:p text:style-name="P19"><text:span text:style-name="T33">An e</text:span>xtra power-supply. It turned out that my USB was not providing enough power for a stable configuration. So I added a 6V/2A external power supply to the Arduino input.</text:p>
      <text:p text:style-name="P19"/>
      <text:h text:style-name="P15" text:outline-level="1"><text:bookmark-start text:name="__RefHeading___Toc133_816370782"/><text:span text:style-name="T33">3. </text:span>Software setup <text:bookmark-end text:name="__RefHeading___Toc133_816370782"/></text:h>
      <text:p text:style-name="P19"/>
      <text:p text:style-name="P23">The server can be setup as a SoftAP (dedicated access point) or as a server in the existing local network. The major difference is that with SoftAP, you <text:s/>are required to login to a separate <text:span text:style-name="T1">wireless network / </text:span>SSID and then connect, where as with a server <text:span text:style-name="T1">on the same network</text:span>, you just have to connect. </text:p>
      <text:h text:style-name="P65" text:outline-level="2"><text:bookmark-start text:name="__RefHeading___Toc135_816370782"/><text:span text:style-name="T33">3.1 </text:span>Setup <text:span text:style-name="T5">server as</text:span> SoftAP<text:bookmark-end text:name="__RefHeading___Toc135_816370782"/></text:h>
      <text:p text:style-name="P19">Obtain the example : </text:p>
      <text:p text:style-name="P19">File, Examples, (scroll down) PVH_ESP8266_AT , pvh_ESP8266_Shield_SoftAP_<text:span text:style-name="T5">gpio</text:span></text:p>
      <text:p text:style-name="P19"/>
      <text:p text:style-name="P19">Save this for your self : File, save-as <text:span text:style-name="T4">(give it a name)</text:span></text:p>
      <text:p text:style-name="P19"/>
      <text:p text:style-name="P24">Look for :</text:p>
      <text:p text:style-name="P24"><text:tab/>///////////////////////////////////////////</text:p>
      <text:p text:style-name="P24"><text:tab/>// ESP8266Server definition //</text:p>
      <text:p text:style-name="P24"><text:tab/>///////////////////////////////////////////</text:p>
      <text:p text:style-name="P24"><text:tab/>// (This is only global because it's called in both setup() and loop()).</text:p>
      <text:p text:style-name="P24"><text:tab/>// CHANGE BELOW TO SET YOUR OWN SSID AND PASSWORD</text:p>
      <text:p text:style-name="P24"><text:tab/>char serverSSID[]="testserver"; <text:s text:c="5"/>// name</text:p>
      <text:p text:style-name="P24"><text:tab/>char serverPSK[]="sparkfun"; <text:s text:c="8"/>// password</text:p>
      <text:p text:style-name="P24"><text:tab/>uint16_t server_port = 330;</text:p>
      <text:p text:style-name="P24"/>
      <text:p text:style-name="P24">You do NOT have to change it, but you can change the SSID name or password. If you change the server_port number, you will also have to change this in tclient.c (PORT_GPIO).</text:p>
      <text:p text:style-name="P24"/>
      <text:h text:style-name="P66" text:outline-level="2"><text:bookmark-start text:name="__RefHeading___Toc137_816370782"/><text:span text:style-name="T35">3.2 </text:span>Setup <text:span text:style-name="T10">as a server on your network </text:span><text:bookmark-end text:name="__RefHeading___Toc137_816370782"/></text:h>
      <text:p text:style-name="P24"/>
      <text:p text:style-name="P20">Obtain the example : </text:p>
      <text:p text:style-name="P20">File, Examples, (scroll down) PVH_ESP8266_AT , pvh_ESP8266_Shield_<text:span text:style-name="T5">server_gpio</text:span></text:p>
      <text:p text:style-name="P20"/>
      <text:p text:style-name="P20">Save this for your self : File, save-as <text:span text:style-name="T4">(give it a name)</text:span></text:p>
      <text:p text:style-name="P20"/>
      <text:p text:style-name="P25">Look for :</text:p>
      <text:p text:style-name="P26"><text:tab/>/<text:span text:style-name="T10">///////////////////////////////////////////</text:span></text:p>
      <text:p text:style-name="P27"><text:tab/>// WiFi Network Definitions //</text:p>
      <text:p text:style-name="P27"><text:tab/>///////////////////////////////////////////</text:p>
      <text:p text:style-name="P27"><text:tab/>// Replace these two character strings with the name and</text:p>
      <text:p text:style-name="P27"><text:tab/>// password of your WiFi network.</text:p>
      <text:p text:style-name="P27"><text:tab/>const char mySSID[] = "yourSSIDhere";</text:p>
      <text:p text:style-name="P27"><text:tab/>const char myPSK[] = "yourPWDhere";</text:p>
      <text:p text:style-name="P26"><text:tab/>uint16_t server_port = 330;</text:p>
      <text:p text:style-name="P25"/>
      <text:p text:style-name="P25"><text:soft-page-break/>You <text:span text:style-name="T10">MUST</text:span> change <text:span text:style-name="T10">to set mySSID to your </text:span>SSID <text:span text:style-name="T34">network </text:span>name <text:span text:style-name="T10">and</text:span> <text:span text:style-name="T34">myPSK to the </text:span>password <text:span text:style-name="T10">in order to connect.</text:span> If you change the server_port number, you will als<text:span text:style-name="T39">o</text:span> have to change this in tclient.c (PORT_GPIO).</text:p>
      <text:p text:style-name="P24"/>
      <text:h text:style-name="P65" text:outline-level="2"><text:bookmark-start text:name="__RefHeading___Toc139_816370782"/><text:span text:style-name="T35">3.3 </text:span>Setup GPIO<text:bookmark-end text:name="__RefHeading___Toc139_816370782"/></text:h>
      <text:p text:style-name="P24">Look for:</text:p>
      <text:p text:style-name="P24"/>
      <text:p text:style-name="P24"><text:tab/>////////////////////////////////</text:p>
      <text:p text:style-name="P24"><text:tab/>// GPIO definitions <text:s/>//</text:p>
      <text:p text:style-name="P24"><text:tab/>///////////////////////////////</text:p>
      <text:p text:style-name="P24"/>
      <text:p text:style-name="P24"><text:tab/>// CHANGE TO YOUR OWN PINS</text:p>
      <text:p text:style-name="P24"><text:tab/>#define A_LEDS <text:s text:c="4"/>4 <text:s text:c="8"/>// max leds on Arduino (must equal the number A_LED entries)<text:tab/></text:p>
      <text:p text:style-name="P24"><text:tab/>#define ESP_LEDS <text:s text:c="2"/>2 <text:s text:c="6"/>// max leds on ESP (must equal the number ESP_LED entries)</text:p>
      <text:p text:style-name="P24"/>
      <text:p text:style-name="P24"><text:tab/>#define TOTLEDS A_LEDS + ESP_LEDS</text:p>
      <text:p text:style-name="P24"/>
      <text:p text:style-name="P24"><text:tab/>uint8_t A_LED[A_LEDS] = {11,12,0,0}; <text:s/>// REPLACE 0 with the pin number for the led on <text:tab/><text:tab/><text:tab/><text:tab/><text:tab/><text:tab/><text:tab/>the Arduino</text:p>
      <text:p text:style-name="P24"><text:tab/>uint8_t ESP_LED[ESP_LEDS] = {14,12}; <text:s/>// REPLACE 0 with the pin number for the led <text:tab/><text:tab/><text:tab/><text:tab/><text:tab/><text:tab/><text:tab/>on the ESP8266</text:p>
      <text:p text:style-name="P24"/>
      <text:p text:style-name="P24"><text:tab/>#define A_BUTS <text:s text:c="4"/>2 <text:s text:c="8"/>// max Button on Arduino (must equal the number</text:p>
      <text:p text:style-name="P24"><text:tab/><text:tab/><text:tab/><text:tab/><text:tab/> A_BUT entries)</text:p>
      <text:p text:style-name="P24"><text:tab/>#define ESP_BUTS <text:s text:c="2"/>2 <text:s text:c="6"/>// max Button on ESP (must equal the number </text:p>
      <text:p text:style-name="P24"><text:tab/><text:tab/><text:tab/><text:tab/><text:tab/>ESP_BUT entries)</text:p>
      <text:p text:style-name="P24"/>
      <text:p text:style-name="P24"><text:tab/>uint8_t A_BUT[A_BUTS] = {7,0}; <text:s text:c="7"/>// REPLACE 0 with the pin number for the button <text:tab/><text:tab/><text:tab/><text:tab/><text:tab/><text:tab/> <text:s text:c="8"/>on the Arduino</text:p>
      <text:p text:style-name="P24"><text:tab/>uint8_t ESP_BUT[ESP_BUTS] = {13,0}; <text:s text:c="2"/>// REPLACE 0 with the pin number for the <text:tab/><text:tab/><text:tab/><text:tab/><text:tab/><text:tab/><text:tab/><text:tab/>button on the ESP8266</text:p>
      <text:p text:style-name="P24"/>
      <text:p text:style-name="P24"><text:tab/>#define MAX_ADC <text:s text:c="2"/>5 <text:s text:c="8"/>// maximum ADC ports starting at 0</text:p>
      <text:p text:style-name="P24"/>
      <text:p text:style-name="P24">A_LEDS and ESP_LEDS define the maximum leds in the A_LED[] and ESP_LED[]. The default is 4 leds on the Arduino and 2 on the ESP8266. There is no real need to change that amount, unless you want more. <text:span text:style-name="T34">If you change it however A_LED[] and/or <text:s/>ESP_LED[] need to be changed to the same amount of entries.</text:span></text:p>
      <text:p text:style-name="P24"/>
      <text:p text:style-name="P24"><text:span text:style-name="T5">I</text:span>n the A_LED[] and ESP_LED[] you define the pin number to which the LED is connected on either the Arduino (A_LED[]) or the ESP8266 (ESP_LED[]). In the default <text:span text:style-name="T35">configuration </text:span>we are using 2 leds on pins on the Arduino (11 and 12). The other 2 are not used and set to 0 <text:span text:style-name="T35">to indicate there are not used</text:span>. Change this to your setup <text:span text:style-name="T35">and e</text:span>ntries not used should be set to 0. On the ESP8266 we are using 2 leds (14 and 12). If you would only connect to pin 14, set the second entry to 0.</text:p>
      <text:p text:style-name="P24"/>
      <text:p text:style-name="P27">Do not change TOTLEDS, that is an automatic calculation.</text:p>
      <text:p text:style-name="P27"/>
      <text:p text:style-name="P25"><text:soft-page-break/>A_<text:span text:style-name="T5">BUT</text:span>S and ESP_<text:span text:style-name="T5">BUT</text:span>S define the maximum <text:span text:style-name="T5">input pin</text:span> in <text:s/>A_<text:span text:style-name="T5">BUT</text:span>[] and ESP_<text:span text:style-name="T5">BUT</text:span>[]. The default is <text:span text:style-name="T5">2</text:span> <text:span text:style-name="T5">input</text:span> on the Arduino and 2 on the ESP8266. There is no real need to change that amount, unless you want more.</text:p>
      <text:p text:style-name="P25"/>
      <text:p text:style-name="P25">In the A_<text:span text:style-name="T5">BUT</text:span>[] and ESP_<text:span text:style-name="T5">BUT</text:span>[] you define the pin number to which the <text:span text:style-name="T5">button</text:span> is connected on either the Arduino (A_<text:span text:style-name="T5">BUT</text:span>[]) or the ESP8266 (ESP_<text:span text:style-name="T5">BUT</text:span>[]). In the default we are using <text:span text:style-name="T5">1 button</text:span> on pins on the Arduino (<text:span text:style-name="T5">7</text:span>). The other <text:span text:style-name="T5">is</text:span> not used and set to 0. Change this to your setup. Entries not used should be set to 0. On the ESP8266 we are using <text:span text:style-name="T5">1 button</text:span> (1<text:span text:style-name="T5">3</text:span>) <text:span text:style-name="T5">and </text:span>the second entry <text:span text:style-name="T5">is set </text:span>to 0.</text:p>
      <text:p text:style-name="P24"/>
      <text:p text:style-name="P22">The MAX_ADC will set the maximum number of input ports. It does not take a pin number but will <text:s/>use the ADC0 – ADC5 on the Arduino. While the ESP8266 has an ADC pin, the firmware implementation<text:span text:style-name="T10"> by Sparkfun </text:span>on the ESP8266 does not support reading that value.</text:p>
      <text:p text:style-name="P22"/>
      <text:p text:style-name="P22">Where A_LED[] and ESP_LED[] <text:span text:style-name="T10">pins </text:span>are set for OUTPUT, the A_BUT[] and ESP_BUT[] <text:span text:style-name="T10">pins </text:span>are set for INPUT_PULLUP. </text:p>
      <text:p text:style-name="P22"/>
      <text:p text:style-name="P22"><text:span text:style-name="T6">WARNING : </text:span>THERE IS NO CHECK WHETHER THE SAME PIN IS USED FOR BOTH INPUT, OUTPUT OR ADC. THE PROGRAM WILL SET THE INPUTS LAST AND AS SUCH THEY WILL BECOME INPUT.</text:p>
      <text:p text:style-name="P22"/>
      <text:h text:style-name="P65" text:outline-level="2"><text:bookmark-start text:name="__RefHeading___Toc141_816370782"/><text:span text:style-name="T35">3.4 </text:span>Setup Debug<text:bookmark-end text:name="__RefHeading___Toc141_816370782"/></text:h>
      <text:p text:style-name="P27">A new feature with this driver is to see what information is exchanged between the Arduino and ESP8266. In the setup(),</text:p>
      <text:p text:style-name="P27"/>
      <text:p text:style-name="P27"><text:s text:c="2"/><text:tab/>// enable debug data from driver</text:p>
      <text:p text:style-name="P27"><text:s text:c="2"/><text:tab/>// (0 = disable (default), 1 = show commands, 2 = detailed)</text:p>
      <text:p text:style-name="P27"><text:s/><text:tab/> esp8266.debug(0);</text:p>
      <text:p text:style-name="P27"/>
      <text:p text:style-name="P27">0 <text:s/>is default (actually you do not need to call it), </text:p>
      <text:p text:style-name="P27">1 <text:s/>will show which commands are sent to the ESP8266. This will align with the ESP8266 AT</text:p>
      <text:p text:style-name="P27"><text:s text:c="4"/>documentation (which is also stored in the “extra” directory of the <text:span text:style-name="T35">library</text:span>)</text:p>
      <text:p text:style-name="P27">2 <text:s/>will show next to the commands, the feedback from the ESP8266. The format <text:s/><text:span text:style-name="T11">for each line</text:span>:</text:p>
      <text:p text:style-name="P27"><text:tab/>btb C H B \n</text:p>
      <text:p text:style-name="P27"><text:tab/><text:tab/>btb: byte to buffer routine</text:p>
      <text:p text:style-name="P27"><text:tab/><text:tab/>C : character as received</text:p>
      <text:p text:style-name="P27"><text:tab/><text:tab/>H : hex value of the character</text:p>
      <text:p text:style-name="P27"><text:tab/><text:tab/>B : buffer index</text:p>
      <text:p text:style-name="P27"/>
      <text:p text:style-name="P28">With option 2 it might be hard to see at the serial output as a lot of information is flowing over the screen, but you can pause that and scroll back by disabling <text:span text:style-name="T12">auto scroll</text:span> bottom left in the IDE serial <text:span text:style-name="T1">monitor</text:span>.</text:p>
      <text:p text:style-name="P28"/>
      <text:h text:style-name="P65" text:outline-level="2"><text:bookmark-start text:name="__RefHeading___Toc143_816370782"/><text:span text:style-name="T35">3.5 </text:span>Setup Client software<text:bookmark-end text:name="__RefHeading___Toc143_816370782"/></text:h>
      <text:p text:style-name="P29">The tclient.c has been tested under Linux on the Raspberry Pi-3 and Ubuntu. <text:s/>To compile on the Raspberry Pi: <text:span text:style-name="T6"><text:s/>cc -o tclient tclient.c. </text:span><text:span text:style-name="T13"><text:s/>With little changes (e.g. getopt) it could be made to work </text:span></text:p>
      <text:p text:style-name="P30">also under windows.</text:p>
      <text:h text:style-name="P15" text:outline-level="1"><text:bookmark-start text:name="__RefHeading___Toc145_816370782"/><text:span text:style-name="T35">4. </text:span>Hardware setup<text:bookmark-end text:name="__RefHeading___Toc145_816370782"/></text:h>
      <text:h text:style-name="P65" text:outline-level="2"><text:bookmark-start text:name="__RefHeading___Toc147_816370782"/><text:span text:style-name="T35">4.1 </text:span>Setup ESP8266<text:bookmark-end text:name="__RefHeading___Toc147_816370782"/></text:h>
      <text:p text:style-name="P31"/>
      <text:p text:style-name="P31">Set the switch <text:span text:style-name="T19">for the serial connection</text:span> on the ESP8266 to SW (softserial), otherwise it will not work. I have connected <text:span text:style-name="T18">the Arduino Stackable Header Kit, so it connects directly to the board. <text:s/>I had issues with that (see hardware learnings)</text:span></text:p>
      <text:p text:style-name="P31"/>
      <text:p text:style-name="P32">In my situation the configuration was unstable as the USB was not able to provide enough power from my Ubuntu PC. Hence I connected an external power supply ( 6V / 2A). It became much better, but still my ESP8266 was not always reacting as I hoped. <text:span text:style-name="T18">(see hardware learnings)</text:span></text:p>
      <text:p text:style-name="P31"/>
      <text:h text:style-name="P65" text:outline-level="2"><text:bookmark-start text:name="__RefHeading___Toc149_816370782"/><text:span text:style-name="T35">4.2 </text:span>setup GPIO<text:bookmark-end text:name="__RefHeading___Toc149_816370782"/></text:h>
      <text:p text:style-name="P31">Make sure to connect the Leds to the output pins that you have defined in A_LED[] or ESP_LED[]. I normally put a 470 ohm resistor in serial to ground to keep the current flowing low.</text:p>
      <text:p text:style-name="P31"/>
      <text:p text:style-name="P31">Connect a button or cable to the input pins defined in A_BUT[] and ESP_BUT[]. As these are set with an internal pull-up resistor, you only have to connect those to GND to see the impact when reading.</text:p>
      <text:p text:style-name="P31"><text:s/></text:p>
      <text:p text:style-name="P31">If the ADC is used, you could use an LDR to 3V3 with a serial resistor of 4k7ohm to ground. Connect their connection point to the ADC0 (or other ADC input).</text:p>
      <text:p text:style-name="P31"/>
      <text:p text:style-name="P31"/>
      <text:h text:style-name="P15" text:outline-level="1"><text:bookmark-start text:name="__RefHeading___Toc151_816370782"/><text:span text:style-name="T35">5. Starting </text:span>Software <text:bookmark-end text:name="__RefHeading___Toc151_816370782"/></text:h>
      <text:h text:style-name="P65" text:outline-level="2"><text:bookmark-start text:name="__RefHeading___Toc153_816370782"/><text:span text:style-name="T35">5.1 Starting as</text:span> SoftAp<text:bookmark-end text:name="__RefHeading___Toc153_816370782"/></text:h>
      <text:p text:style-name="P40"/>
      <text:p text:style-name="P41">After setting the parameters, compile and loading to the Arduino. Then open the serial monitor for 9600 baud connection (default)</text:p>
      <text:p text:style-name="P41"/>
      <text:p text:style-name="P41">The first message is : <text:s/><text:span text:style-name="T6">Press any key to begin.</text:span></text:p>
      <text:p text:style-name="P41"/>
      <text:p text:style-name="P41">This is waiting on your presence . After pressing &lt;enter&gt; the following sequence will appear</text:p>
      <text:p text:style-name="P41"/>
      <text:p text:style-name="P41"><text:tab/>initializing ESP8266</text:p>
      <text:p text:style-name="P41"><text:tab/>ESP8266 Shield Present</text:p>
      <text:p text:style-name="P41"><text:tab/>Stop any server running + board reset ( 2 - 3 seconds)</text:p>
      <text:p text:style-name="P42"><text:tab/>initializing Access Point</text:p>
      <text:p text:style-name="P42"><text:tab/>Mode set to SoftAP and station</text:p>
      <text:p text:style-name="P42"><text:tab/>initializing GPIO</text:p>
      <text:p text:style-name="P42"/>
      <text:p text:style-name="P42"><text:tab/>Press any key to start server. </text:p>
      <text:p text:style-name="P42"/>
      <text:p text:style-name="P42">After pressing &lt;enter&gt; you will see something like:</text:p>
      <text:p text:style-name="P42"/>
      <text:p text:style-name="P42"><text:tab/>Server timeout 300</text:p>
      <text:p text:style-name="P42"><text:tab/>Connect to address : 192.168.4.1 port for GPIO test : 330 </text:p>
      <text:p text:style-name="P42"/>
      <text:p text:style-name="P42">Watch the IP address , as you need that later on for the command line on your client application </text:p>
      <text:p text:style-name="P42"/>
      <text:h text:style-name="P65" text:outline-level="2"><text:bookmark-start text:name="__RefHeading___Toc155_816370782"/><text:span text:style-name="T35">5.2 Starting</text:span> as server <text:span text:style-name="T19">on your network</text:span><text:bookmark-end text:name="__RefHeading___Toc155_816370782"/></text:h>
      <text:p text:style-name="P40">After setting the parameters, compile and loading to the Arduino. Then open the serial monitor for 9600 baud connection (default)</text:p>
      <text:p text:style-name="P40"/>
      <text:p text:style-name="P40">The first message is : <text:s/><text:span text:style-name="T6">Press any key to begin.</text:span></text:p>
      <text:p text:style-name="P40"/>
      <text:p text:style-name="P40">This is waiting on your presence . After pressing &lt;enter&gt; the following sequence will appear</text:p>
      <text:p text:style-name="P40"/>
      <text:p text:style-name="P40"><text:tab/>initializing ESP8266</text:p>
      <text:p text:style-name="P40"><text:tab/>ESP8266 Shield Present</text:p>
      <text:p text:style-name="P40"><text:tab/>Stop any server running + board reset ( 2 - 3 seconds)</text:p>
      <text:p text:style-name="P40"><text:tab/>start connecting</text:p>
      <text:p text:style-name="P40"><text:tab/>Mode set to station</text:p>
      <text:p text:style-name="P40"><text:tab/>Connecting to <text:span text:style-name="T19">&lt;YOUR_SSID&gt;</text:span></text:p>
      <text:p text:style-name="P40"><text:tab/>initializing GPIO</text:p>
      <text:p text:style-name="P40"/>
      <text:p text:style-name="P40"><text:tab/>Press any key to start server. </text:p>
      <text:p text:style-name="P40"/>
      <text:p text:style-name="P46"><text:soft-page-break/>The line : <text:span text:style-name="T17">Connecting to </text:span>&lt;YOUR_SSID&gt;, will show the SSID you have set for your network. If that connection fails all the time, check your network SSID and <text:span text:style-name="T35">p</text:span>assword. If that keeps failing, maybe you have a weak signal. You could try to use the pvh_ESP8266_Shield_talkback.ino, as that will display whether there requested SSID could be detected. I had to remove that from this sketch as I was already running low on RAM bytes.</text:p>
      <text:p text:style-name="P46"/>
      <text:p text:style-name="P42">After pressing &lt;enter&gt; you will something like:</text:p>
      <text:p text:style-name="P42"><text:tab/>Server timeout 300</text:p>
      <text:p text:style-name="P42"><text:tab/>Server started! Go to 192.168.1.107 <text:s/>port : 330 </text:p>
      <text:p text:style-name="P42"/>
      <text:p text:style-name="P42">Watch the IP address , as you need that later on for the command line on your client application </text:p>
      <text:p text:style-name="P42"/>
      <text:p text:style-name="P16"><text:bookmark-start text:name="__RefHeading___Toc157_816370782"/>NOTE<text:bookmark-end text:name="__RefHeading___Toc157_816370782"/></text:p>
      <text:p text:style-name="P41">Sometimes however, <text:span text:style-name="T19">much </text:span>more than I want<text:span text:style-name="T19">ed</text:span>, <text:span text:style-name="T19">my</text:span> board <text:span text:style-name="T19">wa</text:span>s not reacting (this can be seen with setting debug to 2). If it ends with <text:span text:style-name="T20">something like</text:span>:</text:p>
      <text:p text:style-name="P47"><text:tab/>Error during stopping server.</text:p>
      <text:p text:style-name="P47"><text:tab/>Error: 0</text:p>
      <text:p text:style-name="P47"><text:tab/>Looping forever. </text:p>
      <text:p text:style-name="P41"><text:span text:style-name="T19">T</text:span>he best way is to close the serial <text:span text:style-name="T19">monitor</text:span>, and re-open the serial <text:span text:style-name="T19">monitor</text:span> <text:span text:style-name="T19">and try again. Sometimes I had to do so 3 times, sometimes I had to re-compile and reload, sometimes I had to remove the USB (and power connection) for a hard reset. Using the reset switch does not do ANYTHING, other than reboot the Arduino.</text:span></text:p>
      <text:p text:style-name="P40"/>
      <text:p text:style-name="P47"><text:span text:style-name="T6">WARNING:</text:span> IF YOU REMOVE AND REAPPLY POWER, MAKE SURE THAT THE SERIAL MONITOR IS CLOSED. OTHERWISE IT WILL NOT RE-CONNECT ON THE SAME USB PORT</text:p>
      <text:p text:style-name="P47"/>
      <text:h text:style-name="P65" text:outline-level="2"><text:bookmark-start text:name="__RefHeading___Toc159_816370782"/><text:span text:style-name="T35">5.3 Starting with c</text:span>lient <text:bookmark-end text:name="__RefHeading___Toc159_816370782"/></text:h>
      <text:p text:style-name="P43"><text:span text:style-name="T6">ONLY if you have setup for SoftAP,</text:span> you must login <text:span text:style-name="T35">your wireless </text:span>to this access point from your the remote PC/Raspberry Pi . </text:p>
      <text:p text:style-name="P44"><text:span text:style-name="T6">WARNING : You will have to check this every time you restart the program</text:span> !! </text:p>
      <text:p text:style-name="P43">Your remote PC/Raspberry Pi must be connected wireless (as this is a wireless access point) and look for the SSID with the name you selected (default: testserver). Select that and enter the password that you have set (default: sparkfun). I<text:span text:style-name="T35">t</text:span> will take sometime to connect. </text:p>
      <text:p text:style-name="P45"/>
      <text:p text:style-name="P45">If it can not find the SSID, try refresh the list, try to get closer to the Arduino and shield, change the angle a bit. If that does not work, look whether you see the SSID on your smart phone. There are also special programs <text:span text:style-name="T21">that show available SSID’s. </text:span><text:s/>If NOT <text:span text:style-name="T21">found</text:span>, restart the server, close the serial monitor and start again. If you <text:span text:style-name="T35">detect the SSID</text:span>, but can not login, check your password, check the signal strength etc. <text:s/></text:p>
      <text:p text:style-name="P47"/>
      <text:p text:style-name="P48">To start the client connection, type ./tclient -g &lt;IP-address&gt;</text:p>
      <text:p text:style-name="P48">Taken the examples above <text:s/></text:p>
      <text:p text:style-name="P48"><text:tab/>running as SoftAp : ./tclient -g 192.168.4.1</text:p>
      <text:p text:style-name="P48"><text:tab/>running as Server <text:s/>: ./tclient -g 192.168.1.107</text:p>
      <text:p text:style-name="P48">The port (330) is hard coded in the program and chosen as you select -g option.</text:p>
      <text:h text:style-name="P15" text:outline-level="1"><text:bookmark-start text:name="__RefHeading___Toc161_816370782"/><text:span text:style-name="T35">6. </text:span>Using software <text:bookmark-end text:name="__RefHeading___Toc161_816370782"/></text:h>
      <text:p text:style-name="P48">Once you started the client on the serial monitor from the Arduino you should see</text:p>
      <text:p text:style-name="P48"><text:tab/>Client detected</text:p>
      <text:p text:style-name="P48"><text:tab/>GPIO handling client connected! </text:p>
      <text:p text:style-name="P48"/>
      <text:p text:style-name="P48">If NOT, while the client shows the menu, select 9 &lt;enter&gt; on the client and <text:span text:style-name="T22">try to </text:span>connect <text:span text:style-name="T22">the client </text:span>again.</text:p>
      <text:p text:style-name="P48"/>
      <text:p text:style-name="P50">NOTE: </text:p>
      <text:p text:style-name="P48">If the client show “connect error”, most of the time the ESP8266 server has not been started and waiting on you to press enter. (happened to me more than once).</text:p>
      <text:p text:style-name="P48"/>
      <text:p text:style-name="P49"><text:span text:style-name="T6">WARNING: </text:span>IT WILL TAKE SOMETIME BEFORE THE SERVER STARTS, BUT ALSO SOMETIME AFTER THE CLIENT DISCONNECT AND CAN CONNECT AGAIN. </text:p>
      <text:p text:style-name="P49">WAIT 10 SECONDS AFTER <text:span text:style-name="T22">SERVER </text:span>START OR DISCONNECT TO <text:s/>(RE) CONNECT.</text:p>
      <text:p text:style-name="P49"/>
      <text:p text:style-name="P52">On the client you should see the following menu :</text:p>
      <text:p text:style-name="P52"/>
      <text:p text:style-name="P52"><text:tab/>What action do you want to do ?</text:p>
      <text:p text:style-name="P52"><text:tab/>1 <text:s/><text:span text:style-name="T23">s</text:span>with a led on or off</text:p>
      <text:p text:style-name="P52"><text:tab/>2 <text:s/><text:span text:style-name="T23">set a led for blinking</text:span></text:p>
      <text:p text:style-name="P53"><text:tab/>3 <text:s/>read a button</text:p>
      <text:p text:style-name="P53"><text:tab/>4 <text:s/>read an ADC value</text:p>
      <text:p text:style-name="P53"><text:tab/>9 <text:s/>exit</text:p>
      <text:p text:style-name="P53"/>
      <text:p text:style-name="P53">If your action is 1, 2 or 3 the next question is :</text:p>
      <text:p text:style-name="P53"/>
      <text:p text:style-name="P53"><text:tab/>On which board is it connected</text:p>
      <text:p text:style-name="P53"><text:tab/>1 <text:s/>Arduino</text:p>
      <text:p text:style-name="P53"><text:tab/>2 <text:s/>ESP8266</text:p>
      <text:p text:style-name="P53"><text:tab/>9 <text:s/>exit</text:p>
      <text:p text:style-name="P53"/>
      <text:p text:style-name="P53">If <text:span text:style-name="T25">the</text:span> action is 1 or 2: <text:s/>it will ask for : Which LED ? </text:p>
      <text:p text:style-name="P53"><text:tab/>In case action 1, it will then ask: ON or OFF</text:p>
      <text:p text:style-name="P53"><text:tab/>In case action 2, it will then ask: How many seconds ON/OFF</text:p>
      <text:p text:style-name="P48"/>
      <text:p text:style-name="P53">In case of action 3 or 4 it will ask : Which input pin?</text:p>
      <text:p text:style-name="P53"/>
      <text:p text:style-name="P53">The next step it will show a command like (switch on led 1 on the Arduino)</text:p>
      <text:p text:style-name="P53"><text:tab/>Sending : SWITCH(A_LED1,ON)</text:p>
      <text:p text:style-name="P53"/>
      <text:p text:style-name="P54">On the server you should now see : </text:p>
      <text:p text:style-name="P54"><text:tab/>Received : SWITCH(A_LED1,ON)</text:p>
      <text:p text:style-name="P54"><text:tab/>Sending feedback : OK </text:p>
      <text:p text:style-name="P53"/>
      <text:p text:style-name="P53">The answer that should follow is <text:span text:style-name="T24">received Feedback : OK</text:span></text:p>
      <text:p text:style-name="P54"/>
      <text:p text:style-name="P55"><text:soft-page-break/>If you get <text:s/>“Nothing received” the server has not answered in time. Check that is does show on the server that you are (still) connected.</text:p>
      <text:p text:style-name="P56"/>
      <text:h text:style-name="P13" text:outline-level="1"><text:bookmark-start text:name="__RefHeading___Toc3294_219545233"/><text:span text:style-name="T24">7. </text:span>Software insights in the Sketch<text:bookmark-end text:name="__RefHeading___Toc3294_219545233"/></text:h>
      <text:p text:style-name="P57">Sharing some aspects of the software to share.</text:p>
      <text:p text:style-name="P57"/>
      <text:p text:style-name="P59">In this sketch a number of new features that are available in pvh_ESP8266_Shield_backlogging or <text:s/>pvh_ESP8266_Shield_talkback.ino have been removed. I was running low on RAM memory.</text:p>
      <text:p text:style-name="P59">See Software insights in the <text:span text:style-name="T35">d</text:span>river as well</text:p>
      <text:p text:style-name="P59"><text:s/></text:p>
      <text:p text:style-name="P60">Setup()</text:p>
      <text:p text:style-name="P60"><text:span text:style-name="T13">The</text:span><text:span text:style-name="T6"> </text:span><text:span text:style-name="T7">esp8266.</text:span><text:span text:style-name="T6">debug</text:span><text:span text:style-name="T7">() </text:span>See the debug information in the chapter setting up software</text:p>
      <text:p text:style-name="P60"><text:s/></text:p>
      <text:p text:style-name="P57">initializeESP8266() </text:p>
      <text:p text:style-name="P57">The <text:span text:style-name="T6">esp8266.tcpStopServer() </text:span>is a new feature. When setting up as a server we want to be able to <text:span text:style-name="T29">potentially </text:span>switch to different port than the current. This can only be done if we first STOP a potential current server. Stopping means also a reset, which takes time and it is important to wait for proper reset.</text:p>
      <text:p text:style-name="P57"/>
      <text:p text:style-name="P60">The <text:span text:style-name="T6">esp8266.txpower(ESP8266_POWER_SET, 40) </text:span>is a new feature. It allows to set the transmitter power in steps of 0.25db. The value can be between 0 and 82. Setting it to the highest power however, while using the on-board antenna, caused communication issues. However it solved the issue that I was hardly able with the shield directly connected on the Arduino to connect to my network. More experimenting <text:span text:style-name="T29">should</text:span> be done to find the right signal strength.</text:p>
      <text:p text:style-name="P60"/>
      <text:p text:style-name="P51">GPIO LED <text:span text:style-name="T27">handling</text:span></text:p>
      <text:p text:style-name="P60">To get a stable blink, while still looping for new commands coming from the network client, a different <text:span text:style-name="T28">approach</text:span> had to be implemented than the standard <text:span text:style-name="T28">blink</text:span> ON,delay,OFF, delay… sequence. <text:span text:style-name="T29">Next to that I wanted to be able to blink leds at a different speed and stop blinking when setting a led ON or OFF.</text:span></text:p>
      <text:p text:style-name="P60"/>
      <text:p text:style-name="P60">I have defined a new structure to keep track of status and changes, with an entry for each LED PIN:</text:p>
      <text:p text:style-name="P60"/>
      <text:p text:style-name="P60"><text:tab/>// structure to capture the led status</text:p>
      <text:p text:style-name="P60"><text:tab/>struct gpio_led {</text:p>
      <text:p text:style-name="P60"><text:tab/> <text:s/>char <text:s text:c="7"/>board; <text:s text:c="9"/>// either A (Arduino) or E (ESP8266)</text:p>
      <text:p text:style-name="P60"><text:tab/> <text:s/>uint8_t <text:s text:c="3"/>gpio; <text:s text:c="11"/>// pin number</text:p>
      <text:p text:style-name="P60"><text:tab/> <text:s/>int <text:s text:c="10"/>c_state; <text:s text:c="7"/>// current state HIGH or LOW</text:p>
      <text:p text:style-name="P60"><text:tab/> <text:s/>int <text:s text:c="10"/>r_state; <text:s text:c="7"/>// request state</text:p>
      <text:p text:style-name="P60"><text:tab/> <text:s/>int <text:s text:c="10"/>rate; <text:s text:c="12"/>// number of blinks per minute</text:p>
      <text:p text:style-name="P60"><text:tab/> <text:s/>unsigned long next; <text:s text:c="3"/>// when is next blink in milli seconds</text:p>
      <text:p text:style-name="P60"><text:tab/>} gpio_led;</text:p>
      <text:p text:style-name="P60"><text:tab/></text:p>
      <text:p text:style-name="P60"><text:tab/>struct gpio_led LEDS[TOTLEDS];</text:p>
      <text:p text:style-name="P60"/>
      <text:p text:style-name="P61"><text:soft-page-break/><text:span text:style-name="T6">initGPIO() </text:span>will set the pins on either the Arduino or the ESP8266 for output, based on the A_LED[] &amp; ESP_LED[], or input_pullup, based on A_BUT[] &amp; ESP_BUT[]. It will <text:span text:style-name="T29">also set</text:span> the LEDS-<text:span text:style-name="T27">entries</text:span> as available.</text:p>
      <text:p text:style-name="P60"/>
      <text:p text:style-name="P61"><text:span text:style-name="T6">ClrLedAction() </text:span>will initialize this table <text:span text:style-name="T35">starting</text:span> each new client connection. If any of the entr<text:span text:style-name="T29">ies</text:span> was in use it will set the output low by calling <text:span text:style-name="T6">SetLedPin(index) </text:span>and <text:span text:style-name="T29">mark</text:span> the entry as free.</text:p>
      <text:p text:style-name="P61"/>
      <text:p text:style-name="P61"><text:span text:style-name="T6">SetLedPin(index) </text:span>the index is the offset in LEDS. It will set a pin to the requested output level based on r_state on either the Arduino or the ESP8266. It will then setting the current state (c_state) to indicate that level.</text:p>
      <text:p text:style-name="P61"/>
      <text:p text:style-name="P62"><text:span text:style-name="T6">handleGPIO(client) </text:span>is called as soon as a new client has connected to the server. Given the structure it can only one client at the time. It will try to read input from the client and based on that call the <text:span text:style-name="T27">action-</text:span>subroutine to switch(), blink(), status() or getADC(). <text:span text:style-name="T27">At the end of each loop, it will call </text:span><text:span text:style-name="T8">DoLedAction()</text:span><text:span text:style-name="T27"> to perform any action that was</text:span> <text:span text:style-name="T27">set by the action-subroutine switch() or blink(). </text:span>It will continue to be looping as long as the connection to the client is in place. There is a disconnect of 300 seconds, 5 min<text:span text:style-name="T28">utes, set during server_setup()</text:span></text:p>
      <text:p text:style-name="P62"/>
      <text:p text:style-name="P63"><text:span text:style-name="T6">FindLedEntry</text:span>(char board, int pin) will search the LED-array to find an existing entry for the board (either Arduino or ESP8266) and led-pin or return the next available one.</text:p>
      <text:p text:style-name="P63"/>
      <text:p text:style-name="P63"><text:span text:style-name="T6">FindBoardLed() </text:span>this will be called from switch() or blink() to determine on which board the led is located (either Arduino or ESP8266), whether the led-pin is valid (within limits and set in either A_LED[] or ESP_LED[], obtain an entry in the LED-array by calling FindLedEntry() and set the <text:span text:style-name="T29">led-pin/gpio</text:span> and board in that entry.</text:p>
      <text:p text:style-name="P63"/>
      <text:p text:style-name="P63"><text:span text:style-name="T6">Switch</text:span>() will call FindBoardLed(). It will then indicate that <text:span text:style-name="T29">is non-blinking and </text:span>the <text:span text:style-name="T29">led</text:span>-pin should be set HIGH or LOW depending on the client’s request. It will NOT set the pin itself, but indicate in the LED-array. The real action is performed with <text:span text:style-name="T8">DoLedAction().</text:span><text:span text:style-name="T27"> </text:span></text:p>
      <text:p text:style-name="P63"/>
      <text:p text:style-name="P63"><text:span text:style-name="T6">blink</text:span>() will call FindBoardLed(). It will then indicate that the <text:span text:style-name="T29">led</text:span>-pin should blink with the rate as requested by the client and the next moment of switching output level (now). It will NOT set the pin itself, but indicate this the LED-array. The real action is performed with <text:span text:style-name="T8">DoLedAction().</text:span><text:span text:style-name="T27"> </text:span></text:p>
      <text:p text:style-name="P63"/>
      <text:p text:style-name="P63"><text:span text:style-name="T8">DoLedAction()</text:span><text:span text:style-name="T14"> </text:span><text:span text:style-name="T13">is called at the end of each loop to check for client input. It will read all the LED-array entries and </text:span><text:span text:style-name="T16">if </text:span><text:span text:style-name="T13">an entry has a </text:span><text:span text:style-name="T16">led-</text:span><text:span text:style-name="T13">pin, perform the requested action. </text:span></text:p>
      <text:p text:style-name="P63"><text:span text:style-name="T13">If the rate is non-zero the action is to blink. It will check </text:span><text:span text:style-name="T16">whether</text:span><text:span text:style-name="T13"> the timeout as expired and if so set the r_state </text:span><text:span text:style-name="T16">to the opposite </text:span><text:span text:style-name="T13">output level for of the current state. It will then calculate and set the next timeout.</text:span></text:p>
      <text:p text:style-name="P17"><text:span text:style-name="T15">The next step is to check with r_state is different than c-state (e.g. set for blinking or </text:span><text:span text:style-name="T16">by </text:span><text:span text:style-name="T15">switch</text:span><text:span text:style-name="T16">()</text:span><text:span text:style-name="T15">) and call </text:span><text:span text:style-name="T9">SetLedPin(index)</text:span><text:span text:style-name="T6"> </text:span><text:span text:style-name="T15">to set the new level on the output.</text:span></text:p>
      <text:h text:style-name="P15" text:outline-level="1"><text:bookmark-start text:name="__RefHeading___Toc165_816370782"/><text:span text:style-name="T35">8. </text:span>Software insights in the <text:span text:style-name="T26">driver</text:span><text:bookmark-end text:name="__RefHeading___Toc165_816370782"/></text:h>
      <text:p text:style-name="P33">A large number of changes have applied for the driver and are documented in a separately.</text:p>
      <text:p text:style-name="P33"/>
      <text:h text:style-name="P65" text:outline-level="2"><text:bookmark-start text:name="__RefHeading___Toc169_816370782"/><text:span text:style-name="T35">8.1 </text:span>RAM space<text:bookmark-end text:name="__RefHeading___Toc169_816370782"/></text:h>
      <text:p text:style-name="P34">Important for this project was the on-going challenge with RAM space. <text:s/>The final version had a constant warning on low memory available, but all worked well:</text:p>
      <text:p text:style-name="P34"/>
      <text:p text:style-name="P35"><text:tab/><text:span text:style-name="T32">Sketch uses 16468 bytes (51%) of program storage space. Maximum is 32256 bytes.</text:span></text:p>
      <text:p text:style-name="P37"><text:tab/>Global variables use 1522 bytes (74%) of dynamic memory, leaving 526 bytes for local <text:tab/>variables. Maximum is 2048 bytes.</text:p>
      <text:p text:style-name="P34"/>
      <text:p text:style-name="P36">Part of this is because of the extended features and improvements in the driver. <text:s/>There is a way however to reduce that impact in the file <text:span text:style-name="T6">PVH_ESP8266WiFi.h,</text:span> near the top around line 70, you can remove the comments slashes before : //<text:span text:style-name="T6">#define ESP_LIGHT 1 </text:span><text:span text:style-name="T31">to <text:s/>: </text:span>#define ESP_LIGHT 1.</text:p>
      <text:p text:style-name="P37">Save that, recompile the sketch. </text:p>
      <text:p text:style-name="P34"/>
      <text:p text:style-name="P34">This will create a lighter version of the driver by removing <text:span text:style-name="T31">features and reduce the buffer (now that these features are removed). Those features are NOT used in this sketch, but might be in other sketches who than fail if you try them later on. <text:s/>It will help for about 120 bytes of RAM.</text:span></text:p>
      <text:p text:style-name="P34"/>
      <text:h text:style-name="P65" text:outline-level="2"><text:bookmark-start text:name="__RefHeading___Toc171_816370782"/><text:span text:style-name="T35">8.2 </text:span>SoftSerial<text:bookmark-end text:name="__RefHeading___Toc171_816370782"/></text:h>
      <text:p text:style-name="P38">A word about <text:span text:style-name="T6">SoftSerial</text:span> <text:span text:style-name="T32">as i</text:span>t has caused me a bit of headache when working on listap()</text:p>
      <text:p text:style-name="P38"/>
      <text:p text:style-name="P38">Although with the command <text:s/>AT+CWLAP you can obtain the information from ALL the SSID the ESP866x discovered, within Softserial the standard receivebuffer is 64.</text:p>
      <text:p text:style-name="P38"><text:s/></text:p>
      <text:p text:style-name="P38">Defined in …./arduino-nightly/hardware/arduino/avr/libraries/SoftSerial/src/SoftwareSerial.h</text:p>
      <text:p text:style-name="P38"><text:s text:c="2"/><text:tab/>#define _SS_MAX_RX_BUFF 64</text:p>
      <text:p text:style-name="P38"/>
      <text:p text:style-name="P38">That is TOO small and it will overrun. WHY ? well SoftwareSerial is interrupt driven, as soon as the input level changes, disables that interrupt, trigger a careful time-based checking on the input level to capture the 8 bits, store the byte <text:span text:style-name="T32">in it’s buffer </text:span>and enable interrupt.</text:p>
      <text:p text:style-name="P38"/>
      <text:p text:style-name="P38">This is handled by the SAME processor as the code below, which will get hardly time to read from that <text:span text:style-name="T32">softSerial </text:span>buffer. As such with the call to get ALL SSID, <text:span text:style-name="T32">or anything more than 64 bytes </text:span><text:s/>the receivebuffer will be full in no time, causing the program to get lost. Extending the buffer to 256 will enable to capture more input, but whether it will overrun is depending on the amount of detected SSID. The buffer could be extended more, but it will take more RAM space.</text:p>
      <text:p text:style-name="P39"/>
      <text:p text:style-name="P39">It is better to use detectAP() to check whether a certain SSID is discovered OR extend the</text:p>
      <text:p text:style-name="P39">softserial buffer size</text:p>
      <text:p text:style-name="P39"/>
      <text:p text:style-name="P37"><text:span text:style-name="T6">Note :</text:span> IN MANY OF MY TEST I HAVE SET THE SOFTSERIAL TO 128 BYTES TO IMPROVE STABILITY.</text:p>
      <text:p text:style-name="P37"><text:soft-page-break/></text:p>
      <text:p text:style-name="P38"/>
      <text:h text:style-name="P13" text:outline-level="1"><text:bookmark-start text:name="__RefHeading___Toc1173_861794886"/>Appendix A. Sparkfun ESP8266 GPIO implementation<text:bookmark-end text:name="__RefHeading___Toc1173_861794886"/></text:h>
      <text:p text:style-name="P58"/>
      <text:p text:style-name="P5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Function</text:p>
          </table:table-cell>
          <table:table-cell table:style-name="Table1.A1" office:value-type="string">
            <text:p text:style-name="P64">Command</text:p>
          </table:table-cell>
          <table:table-cell table:style-name="Table1.A1" office:value-type="string">
            <text:p text:style-name="P64">Example</text:p>
          </table:table-cell>
          <table:table-cell table:style-name="Table1.A1" office:value-type="string">
            <text:p text:style-name="P64">Notes</text:p>
          </table:table-cell>
        </table:table-row>
        <table:table-row>
          <table:table-cell table:style-name="Table1.A1" office:value-type="string">
            <text:p text:style-name="P9">Pin Mode</text:p>
          </table:table-cell>
          <table:table-cell table:style-name="Table1.A1" office:value-type="string">
            <text:p text:style-name="P9">AT+PINMODE=&lt;pin&gt;,&lt;mode&gt;</text:p>
          </table:table-cell>
          <table:table-cell table:style-name="Table1.A1" office:value-type="string">
            <text:p text:style-name="P9">AT+PINMODE=5,o</text:p>
          </table:table-cell>
          <table:table-cell table:style-name="Table1.A1" office:value-type="string">
            <text:p text:style-name="P12">Mode:</text:p>
            <text:list xml:id="list4547287249577605844" text:style-name="L1">
              <text:list-item>
                <text:p text:style-name="P7"><text:span text:style-name="Source_20_Text"><text:span text:style-name="T37">o</text:span></text:span><text:span text:style-name="T37">: OUTPUT</text:span></text:p>
              </text:list-item>
              <text:list-item>
                <text:p text:style-name="P7"><text:span text:style-name="Source_20_Text"><text:span text:style-name="T37">i</text:span></text:span><text:span text:style-name="T37">: INPUT</text:span></text:p>
              </text:list-item>
              <text:list-item>
                <text:p text:style-name="P10"><text:span text:style-name="Source_20_Text"><text:span text:style-name="T37">p</text:span></text:span><text:span text:style-name="T37">: INPUT_PULLUP</text:span></text:p>
              </text:list-item>
            </text:list>
          </table:table-cell>
        </table:table-row>
        <table:table-row>
          <table:table-cell table:style-name="Table1.A1" office:value-type="string">
            <text:p text:style-name="P9">Digital Write</text:p>
          </table:table-cell>
          <table:table-cell table:style-name="Table1.A1" office:value-type="string">
            <text:p text:style-name="P9">AT+PINWRITE=&lt;pin&gt;,&lt;state&gt;</text:p>
          </table:table-cell>
          <table:table-cell table:style-name="Table1.A1" office:value-type="string">
            <text:p text:style-name="P9">AT+PINWRITE=5,h</text:p>
          </table:table-cell>
          <table:table-cell table:style-name="Table1.A1" office:value-type="string">
            <text:p text:style-name="P12">State:</text:p>
            <text:list xml:id="list8537492723391804676" text:style-name="L2">
              <text:list-item>
                <text:p text:style-name="P8"><text:span text:style-name="Source_20_Text"><text:span text:style-name="T37">h</text:span></text:span><text:span text:style-name="T37">: HIGH</text:span></text:p>
              </text:list-item>
              <text:list-item>
                <text:p text:style-name="P11"><text:span text:style-name="Source_20_Text"><text:span text:style-name="T37">l</text:span></text:span><text:span text:style-name="T37">: LOW</text:span></text:p>
              </text:list-item>
            </text:list>
          </table:table-cell>
        </table:table-row>
        <table:table-row>
          <table:table-cell table:style-name="Table1.A1" office:value-type="string">
            <text:p text:style-name="P9">Digital Read</text:p>
          </table:table-cell>
          <table:table-cell table:style-name="Table1.A1" office:value-type="string">
            <text:p text:style-name="P9">AT+PINREAD=&lt;pin&gt;</text:p>
          </table:table-cell>
          <table:table-cell table:style-name="Table1.A1" office:value-type="string">
            <text:p text:style-name="P9">AT+PINREAD=0</text:p>
          </table:table-cell>
          <table:table-cell table:style-name="Table1.A1" office:value-type="string">
            <text:p text:style-name="Table_20_Contents"><text:span text:style-name="T37">Response: </text:span><text:span text:style-name="Source_20_Text"><text:span text:style-name="T37">0</text:span></text:span><text:span text:style-name="T37"> or </text:span><text:span text:style-name="Source_20_Text"><text:span text:style-name="T37">1</text:span></text:span><text:span text:style-name="T37"> for LOW or HIGH.</text:span></text:p>
          </table:table-cell>
        </table:table-row>
      </table:table>
      <text:p text:style-name="P58"/>
      <text:p text:style-name="P3"><text:span text:style-name="T38">Source : </text:span><text:a xlink:type="simple" xlink:href="https://learn.sparkfun.com/tutorials/esp8266-wifi-shield-hookup-guide" text:style-name="Internet_20_link" text:visited-style-name="Visited_20_Internet_20_Link"><text:span text:style-name="T38">https://learn.sparkfun.com/tutorials/esp8266-wifi-shield-hookup-guide</text:span></text:a></text:p>
      <text:p text:style-name="P21"/>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4pt" fo:language="en" fo:country="US" officeooo:paragraph-rsid="003899d7" style:font-size-asian="14pt" style:font-size-complex="14pt"/>
    </style:style>
    <style:style style:name="MT1" style:family="text">
      <style:text-properties officeooo:rsid="003899d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rver with GPIO suppor<text:span text:style-name="MT1">t page <text:tab/><text:tab/></text:span><text:span text:style-name="MT1"><text:page-number text:select-page="current">13</text:page-number></text:span><text:span text:style-name="MT1"> of </text:span><text:span text:style-name="MT1"><text:page-count>13</text:page-count></text:span><text:span text:style-name="MT1"> <text:tab/><text:tab/>version 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2:22:31.272657924</meta:creation-date>
    <dc:date>2018-02-02T21:14:07.476190576</dc:date>
    <meta:editing-duration>PT1H26M47S</meta:editing-duration>
    <meta:editing-cycles>17</meta:editing-cycles>
    <meta:generator>LibreOffice/5.1.6.2$Linux_X86_64 LibreOffice_project/10m0$Build-2</meta:generator>
    <meta:document-statistic meta:table-count="1" meta:image-count="0" meta:object-count="0" meta:page-count="13" meta:paragraph-count="283" meta:word-count="3798" meta:character-count="21920" meta:non-whitespace-character-count="17989"/>
  </office:meta>
</office:document-meta>
</file>